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4.961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6.48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59cm" fo:min-width="0.485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6.231cm"/>
    </style:style>
    <style:style style:name="gr6" style:family="graphic" style:parent-style-name="standard">
      <style:graphic-properties draw:textarea-horizontal-align="justify" draw:textarea-vertical-align="middle" draw:auto-grow-height="false" fo:min-height="0.435cm" fo:min-width="0.334cm"/>
    </style:style>
    <style:style style:name="gr7" style:family="graphic" style:parent-style-name="standard">
      <style:graphic-properties draw:textarea-horizontal-align="justify" draw:textarea-vertical-align="middle" draw:auto-grow-height="false" fo:min-height="0.386cm" fo:min-width="0.199cm"/>
    </style:style>
    <style:style style:name="gr8" style:family="graphic" style:parent-style-name="standard">
      <style:graphic-properties draw:stroke="none" svg:stroke-color="#000000" draw:fill="none" draw:fill-color="#ffffff" fo:min-height="0.704cm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0.77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1.659cm"/>
    </style:style>
    <style:style style:name="gr11" style:family="graphic" style:parent-style-name="standard">
      <style:graphic-properties draw:textarea-horizontal-align="justify" draw:textarea-vertical-align="middle" draw:auto-grow-height="false" fo:min-height="0.481cm" fo:min-width="0.389cm"/>
    </style:style>
    <style:style style:name="gr12" style:family="graphic" style:parent-style-name="standard">
      <style:graphic-properties draw:stroke="none" svg:stroke-color="#000000" draw:fill="none" draw:fill-color="#ffffff" fo:min-height="2.6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1.397cm" svg:x="7.858cm" svg:y="1cm">
          <text:p text:style-name="P1">Test a Capital c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985cm" svg:height="1.397cm" svg:x="1cm" svg:y="5.699cm">
          <text:p text:style-name="P1">GET: countries, capital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7.985cm" svg:y1="2.397cm" svg:x2="3.54cm" svg:y2="5.699cm">
          <text:p/>
        </draw:line>
        <draw:g>
          <draw:line draw:style-name="gr3" draw:text-style-name="P1" draw:layer="layout" svg:x1="4.914cm" svg:y1="3.967cm" svg:x2="6.46cm" svg:y2="2.889cm">
            <text:p/>
          </draw:line>
          <draw:custom-shape draw:style-name="gr4" draw:text-style-name="P2" draw:layer="layout" svg:width="1.391cm" svg:height="1.143cm" draw:transform="skewX (0.000872664625997199) rotate (0.608596310170423) translate (4.088cm 3.745cm)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10.652cm" svg:y1="2.524cm" svg:x2="10.652cm" svg:y2="7.604cm">
          <text:p/>
        </draw:line>
        <draw:custom-shape draw:style-name="gr5" draw:text-style-name="P1" draw:layer="layout" svg:width="6.731cm" svg:height="1.27cm" svg:x="7.858cm" svg:y="7.604cm">
          <text:p text:style-name="P1">EnteredCapital correct?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3" draw:text-style-name="P1" draw:layer="layout" svg:x1="11.094cm" svg:y1="4.104cm" svg:x2="11.026cm" svg:y2="5.7cm">
            <text:p/>
          </draw:line>
          <draw:custom-shape draw:style-name="gr6" draw:text-style-name="P2" draw:layer="layout" svg:width="1.178cm" svg:height="0.969cm" draw:transform="rotate (-1.61390595931916) translate (11.668cm 3.661cm)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1" draw:layer="layout" svg:width="1.397cm" svg:height="1.27cm" svg:x="10.144cm" svg:y="8.874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10.398cm" svg:y1="9.763cm" svg:x2="9.255cm" svg:y2="12.938cm">
          <text:p/>
        </draw:line>
        <draw:line draw:style-name="gr3" draw:text-style-name="P1" draw:layer="layout" svg:x1="11.142cm" svg:y1="9.763cm" svg:x2="12.43cm" svg:y2="12.882cm">
          <text:p/>
        </draw:line>
        <draw:frame draw:style-name="gr8" draw:layer="layout" svg:width="1.397cm" svg:height="0.954cm" svg:x="9.001cm" svg:y="10.398cm">
          <draw:text-box>
            <text:p>T</text:p>
          </draw:text-box>
        </draw:frame>
        <draw:frame draw:style-name="gr8" draw:layer="layout" svg:width="1.778cm" svg:height="0.954cm" svg:x="11.795cm" svg:y="10.525cm">
          <draw:text-box>
            <text:p>F</text:p>
          </draw:text-box>
        </draw:frame>
        <draw:custom-shape draw:style-name="gr9" draw:text-style-name="P1" draw:layer="layout" svg:width="1.27cm" svg:height="0.889cm" svg:x="8.62cm" svg:y="12.811cm">
          <text:p text:style-name="P1">End</text:p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3" draw:text-style-name="P1" draw:layer="layout" svg:width="4.067cm" svg:height="0.928cm" draw:transform="rotate (0.0212930168743308) translate (8.74343551726567cm 9.59562381109473cm)" svg:viewBox="0 0 4068 929" svg:d="M0 167c0 0 1994 1821 4068-167">
          <text:p/>
        </draw:path>
        <draw:custom-shape draw:style-name="gr10" draw:text-style-name="P1" draw:layer="layout" svg:width="2.159cm" svg:height="1.016cm" svg:x="11.795cm" svg:y="12.811cm">
          <text:p text:style-name="P1">Repea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399cm" svg:y1="9.763cm" svg:x2="9.256cm" svg:y2="12.938cm">
          <text:p/>
        </draw:line>
        <draw:g>
          <draw:line draw:style-name="gr3" draw:text-style-name="P1" draw:layer="layout" svg:x1="10.204cm" svg:y1="5.956cm" svg:x2="10.184cm" svg:y2="4.253cm">
            <text:p/>
          </draw:line>
          <draw:custom-shape draw:style-name="gr11" draw:text-style-name="P2" draw:layer="layout" svg:width="1.257cm" svg:height="1.033cm" draw:transform="skewX (0.0010471975511966) rotate (1.58196643400766) translate (9.619cm 6.461cm)">
            <text:p text:style-name="P1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layer="layout" svg:width="7.874cm" svg:height="3.063cm" svg:x="1cm" svg:y="14.208cm">
          <draw:text-box>
            <text:p>Key</text:p>
            <text:p>C – capital details</text:p>
            <text:p>1 – capital correct or not</text:p>
            <text:p>R - resul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1T16:15:56.262681000</meta:creation-date>
    <dc:date>2015-01-01T20:41:32.903224000</dc:date>
    <meta:editing-duration>PT22M43S</meta:editing-duration>
    <meta:editing-cycles>2</meta:editing-cycles>
    <meta:generator>LibreOffice/4.3.1.2$MacOSX_X86_64 LibreOffice_project/958349dc3b25111dbca392fbc281a05559ef6848</meta:generator>
    <meta:document-statistic meta:object-count="24"/>
  </office:meta>
</office:document-meta>
</file>